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Hurricane<text:span text:style-name="OrgSubscript">Proposal</text:span><text:span text:style-name="OrgSubscript">Pretty</text:span></text:title></text:p>
      <text:p text:style-name="OrgTitle"/>
      <text:p text:style-name="OrgSubtitle"><text:initial-creator>Hal Henke</text:initial-creator></text:p>
      <text:p text:style-name="OrgSubtitle"/>
      <text:p text:style-name="OrgSubtitle"><text:date style:data-style-name="N75" text:date-value="2012-12-10T12:56:58+11:00">10 Dec 2012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Upgrades to Ruby Core</text:a></text:p>
          <text:p text:style-name="Contents_20_2"><text:a xlink:type="simple" xlink:href="#sec-1-1">1.1. When do things get unsupported?</text:a></text:p>
          <text:p text:style-name="Contents_20_2"><text:a xlink:type="simple" xlink:href="#sec-1-2">1.2. Recommendation</text:a></text:p>
          <text:p text:style-name="Contents_20_1"><text:a xlink:type="simple" xlink:href="#sec-2">2. Upgrades to Rails Core</text:a></text:p>
          <text:p text:style-name="Contents_20_2"><text:a xlink:type="simple" xlink:href="#sec-2-1">2.1. Rails 2.3.x Changes</text:a></text:p>
          <text:p text:style-name="Contents_20_2"><text:a xlink:type="simple" xlink:href="#sec-2-2">2.2. When do things get unsupported?</text:a></text:p>
          <text:p text:style-name="Contents_20_2"><text:a xlink:type="simple" xlink:href="#sec-2-3">2.3. Recommendation</text:a></text:p>
          <text:p text:style-name="Contents_20_1"><text:a xlink:type="simple" xlink:href="#sec-3">3. Gems</text:a></text:p>
          <text:p text:style-name="Contents_20_2"><text:a xlink:type="simple" xlink:href="#sec-3-1">3.1. Clear out references to unused/obsolete gems? Uninstall?</text:a></text:p>
          <text:p text:style-name="Contents_20_2"><text:a xlink:type="simple" xlink:href="#sec-3-2">3.2. Rake</text:a></text:p>
          <text:p text:style-name="Contents_20_3"><text:a xlink:type="simple" xlink:href="#sec-3-2-1">3.2.1. Why Upgrade?</text:a></text:p>
          <text:p text:style-name="Contents_20_3"><text:a xlink:type="simple" xlink:href="#sec-3-2-2">3.2.2. Why not upgrade?</text:a></text:p>
          <text:p text:style-name="Contents_20_3"><text:a xlink:type="simple" xlink:href="#sec-3-2-3">3.2.3. Compromise</text:a></text:p>
          <text:p text:style-name="Contents_20_2"><text:a xlink:type="simple" xlink:href="#sec-3-3">3.3. Recommendation</text:a></text:p>
          <text:p text:style-name="Contents_20_1"><text:a xlink:type="simple" xlink:href="#sec-4">4. Upgrades to vendor plugins</text:a></text:p>
          <text:p text:style-name="Contents_20_2"><text:a xlink:type="simple" xlink:href="#sec-4-1">4.1. Recommendation</text:a></text:p>
          <text:p text:style-name="Contents_20_1"><text:a xlink:type="simple" xlink:href="#sec-5">5. Bundler</text:a></text:p>
          <text:p text:style-name="Contents_20_2"><text:a xlink:type="simple" xlink:href="#sec-5-1">5.1. Advantages</text:a></text:p>
          <text:p text:style-name="Contents_20_3"><text:a xlink:type="simple" xlink:href="#sec-5-1-1">5.1.1. Standardise Deployments across Catalyst developers</text:a></text:p>
          <text:p text:style-name="Contents_20_3"><text:a xlink:type="simple" xlink:href="#sec-5-1-2">5.1.2. Lockdown a working environment</text:a></text:p>
          <text:p text:style-name="Contents_20_3"><text:a xlink:type="simple" xlink:href="#sec-5-1-3">5.1.3. Ease the pain of any future upgrading</text:a></text:p>
          <text:p text:style-name="Contents_20_3"><text:a xlink:type="simple" xlink:href="#sec-5-1-4">5.1.4. Relatively simple transition away from vendor/plugins</text:a></text:p>
          <text:p text:style-name="Contents_20_1"><text:a xlink:type="simple" xlink:href="#sec-6">6. Testing</text:a></text:p>
          <text:p text:style-name="Contents_20_2"><text:a xlink:type="simple" xlink:href="#sec-6-1">6.1. Recommendation</text:a></text:p>
          <text:p text:style-name="Contents_20_1"><text:a xlink:type="simple" xlink:href="#sec-7">7. Existing Bugs</text:a></text:p>
          <text:p text:style-name="Contents_20_2"><text:a xlink:type="simple" xlink:href="#sec-7-1">7.1. Recommendation</text:a></text:p>
          <text:p text:style-name="Contents_20_1"><text:a xlink:type="simple" xlink:href="#sec-8">8. Time Breakdown</text:a></text:p>
        </text:index-body>
      </text:table-of-content>
      <text:h text:style-name="Heading_20_1" text:outline-level="1"><text:bookmark-start text:name="OrgXref.sec-1"/><text:bookmark text:name="sec-1"/>Upgrades to Ruby Core<text:bookmark-end text:name="OrgXref.sec-1"/></text:h>
      <text:p text:style-name="Text_20_body">

<text:span text:style-name="Underline">Currently at:</text:span> 

</text:p>
      <text:p text:style-name="Text_20_body">

ruby 1.8.7 (2009-06-12 patchlevel 174) Ruby Enterprise Edition 2009.10 

</text:p>
      <text:h text:style-name="Heading_20_2" text:outline-level="2"><text:bookmark-start text:name="OrgXref.sec-1-1"/><text:bookmark text:name="sec-1-1"/>When do things get unsupported?<text:bookmark-end text:name="OrgXref.sec-1-1"/></text:h>
      <text:p text:style-name="Text_20_body">

Ruby 2.0 expected Feb 2013. 

</text:p>
      <text:p text:style-name="Text_20_body">

First preview released recently.

</text:p>
      <text:h text:style-name="Heading_20_2" text:outline-level="2"><text:bookmark-start text:name="OrgXref.sec-1-2"/><text:bookmark text:name="sec-1-2"/>Recommendation<text:bookmark-end text:name="OrgXref.sec-1-2"/></text:h>
      <text:list text:continue-numbering="false" text:style-name="OrgBulletedList">
        <text:list-item>
          <text:p text:style-name="Text_20_body">
Should  move to 1.8.7 latest:

</text:p>
        </text:list-item>
        <text:list-item>
          <text:p text:style-name="Text_20_body">
Ruby Enterprise Edition 1.8.7 2012.02

</text:p>
        </text:list-item>
      </text:list>
      <text:p text:style-name="Text_20_body">

Shouldn't move to 1.9.* unless upgrading to Rails 3

</text:p>
      <text:h text:style-name="Heading_20_1" text:outline-level="1"><text:bookmark-start text:name="OrgXref.sec-2"/><text:bookmark text:name="sec-2"/>Upgrades to Rails Core<text:bookmark-end text:name="OrgXref.sec-2"/></text:h>
      <text:p text:style-name="Text_20_body">

<text:span text:style-name="Underline">Currently at:</text:span>

</text:p>
      <text:p text:style-name="Text_20_body">

Ruby 2.3.8

</text:p>
      <text:h text:style-name="Heading_20_2" text:outline-level="2"><text:bookmark-start text:name="OrgXref.sec-2-1"/><text:bookmark text:name="sec-2-1"/>Rails 2.3.x Changes<text:bookmark-end text:name="OrgXref.sec-2-1"/></text:h>
      <text:list text:continue-numbering="false" text:style-name="OrgBulletedList">
        <text:list-item>
          <text:p text:style-name="Text_20_body">
<text:bookmark-start text:name="OrgXref.sec-2-1-1"/><text:bookmark text:name="sec-2-1-1"/>Rails 2.3.9<text:bookmark-end text:name="OrgXref.sec-2-1-1"/>
</text:p>
          <text:list text:continue-numbering="true" text:style-name="OrgBulletedList">
            <text:list-item>
              <text:p text:style-name="Text_20_body">
introduces deprecation warnings for Rails 3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2-1-2"/><text:bookmark text:name="sec-2-1-2"/>Rails 2.3.10<text:bookmark-end text:name="OrgXref.sec-2-1-2"/>
</text:p>
          <text:list text:continue-numbering="true" text:style-name="OrgBulletedList">
            <text:list-item>
              <text:p text:style-name="Text_20_body">
minor release

</text:p>
            </text:list-item>
            <text:list-item>
              <text:p text:style-name="Text_20_body">
mainly resolves security bug from 2.3.9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2-1-3"/><text:bookmark text:name="sec-2-1-3"/>Rails 2.3.11<text:bookmark-end text:name="OrgXref.sec-2-1-3"/>
</text:p>
          <text:list text:continue-numbering="true" text:style-name="OrgBulletedList">
            <text:list-item>
              <text:p text:style-name="Text_20_body">
bugfixes

</text:p>
            </text:list-item>
            <text:list-item>
              <text:p text:style-name="Text_20_body">
Adresses a bug in cross site request forgery protection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2-1-4"/><text:bookmark text:name="sec-2-1-4"/>Rails 2.3.12<text:bookmark-end text:name="OrgXref.sec-2-1-4"/>
</text:p>
          <text:list text:continue-numbering="true" text:style-name="OrgBulletedList">
            <text:list-item>
              <text:p text:style-name="Text_20_body">
Fix compatibility issues with RubyGems 1.8.5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2-1-5"/><text:bookmark text:name="sec-2-1-5"/>Rails 2.3.13<text:bookmark-end text:name="OrgXref.sec-2-1-5"/>
</text:p>
          <text:list text:continue-numbering="true" text:style-name="OrgBulletedList">
            <text:list-item>





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2-1-6"/><text:bookmark text:name="sec-2-1-6"/>Rails 2.3.14<text:bookmark-end text:name="OrgXref.sec-2-1-6"/>
</text:p>
          <text:list text:continue-numbering="true" text:style-name="OrgBulletedList">
            <text:list-item>
              <text:p text:style-name="Text_20_body">
Security Fixes

</text:p>
            </text:list-item>
            <text:list-item>
              <text:p text:style-name="Text_20_body">
Bugfixes

</text:p>
            </text:list-item>
          </text:list>
        </text:list-item>
      </text:list>
      <text:h text:style-name="Heading_20_2" text:outline-level="2"><text:bookmark-start text:name="OrgXref.sec-2-2"/><text:bookmark text:name="sec-2-2"/>When do things get unsupported?<text:bookmark-end text:name="OrgXref.sec-2-2"/></text:h>
      <text:p text:style-name="Text_20_body">
Rails 2.3.14 (August 2011) is the last release AFAIK.

</text:p>
      <text:p text:style-name="Text_20_body">

There appears to be no more active development on the Rails 2.3.x branch (March 2012 latest)

</text:p>
      <text:h text:style-name="Heading_20_2" text:outline-level="2"><text:bookmark-start text:name="OrgXref.sec-2-3"/><text:bookmark text:name="sec-2-3"/>Recommendation<text:bookmark-end text:name="OrgXref.sec-2-3"/></text:h>
      <text:list text:continue-numbering="false" text:style-name="OrgBulletedList">
        <text:list-item>
          <text:p text:style-name="Text_20_body">
Recommend move to latest version on 2.3.14 branch

</text:p>
        </text:list-item>
        <text:list-item>
          <text:p text:style-name="Text_20_body">
Should be relatively painless and will at least bring in later bug and security fixes.

</text:p>
        </text:list-item>
        <text:list-item>
          <text:p text:style-name="Text_20_body">
Move to 2.3.9+ will also give deprecation warnings that are relevant to change to any later change to Rails 3.x

</text:p>
        </text:list-item>
      </text:list>
      <text:h text:style-name="Heading_20_1" text:outline-level="1"><text:bookmark-start text:name="OrgXref.sec-3"/><text:bookmark text:name="sec-3"/>Gems<text:bookmark-end text:name="OrgXref.sec-3"/></text:h>
      <text:h text:style-name="Heading_20_2" text:outline-level="2"><text:bookmark-start text:name="OrgXref.sec-3-1"/><text:bookmark text:name="sec-3-1"/>Clear out references to unused/obsolete gems? Uninstall?<text:bookmark-end text:name="OrgXref.sec-3-1"/></text:h>
      <text:list text:continue-numbering="false" text:style-name="OrgBulletedList">
        <text:list-item>
          <text:p text:style-name="Text_20_body">
No - Let Bundler automate this - more details in Section <text:bookmark-ref text:reference-format="chapter" text:ref-name="OrgXref.sec-5">5</text:bookmark-ref>

</text:p>
        </text:list-item>
      </text:list>
      <text:h text:style-name="Heading_20_2" text:outline-level="2"><text:bookmark-start text:name="OrgXref.sec-3-2"/><text:bookmark text:name="sec-3-2"/>Rake<text:bookmark-end text:name="OrgXref.sec-3-2"/></text:h>
      <text:h text:style-name="Heading_20_3" text:outline-level="3"><text:bookmark-start text:name="OrgXref.sec-3-2-1"/><text:bookmark text:name="sec-3-2-1"/>Why Upgrade?<text:bookmark-end text:name="OrgXref.sec-3-2-1"/></text:h>
      <text:list text:continue-numbering="false" text:style-name="OrgBulletedList">
        <text:list-item>
          <text:p text:style-name="Text_20_body">
Rake is fundamental and a dependecy of most gems and plugins.

</text:p>
        </text:list-item>
        <text:list-item>
          <text:p text:style-name="Text_20_body">
<text:span text:style-name="Emphasis">Should</text:span> be fairly minor syntactic changes.

</text:p>
        </text:list-item>
        <text:list-item>
          <text:p text:style-name="Text_20_body">
Our old Rake version almost certainly wont play nicely with 

</text:p>
          <text:list text:continue-numbering="true" text:style-name="OrgBulletedList">
            <text:list-item>
              <text:p text:style-name="Text_20_body">
any new Gems that we may one day have to add.

</text:p>
            </text:list-item>
            <text:list-item>
              <text:p text:style-name="Text_20_body">
any existing gems we may wish to upgrade

</text:p>
            </text:list-item>
          </text:list>
        </text:list-item>
      </text:list>
      <text:h text:style-name="Heading_20_3" text:outline-level="3"><text:bookmark-start text:name="OrgXref.sec-3-2-2"/><text:bookmark text:name="sec-3-2-2"/>Why not upgrade?<text:bookmark-end text:name="OrgXref.sec-3-2-2"/></text:h>
      <text:list text:continue-numbering="false" text:style-name="OrgBulletedList">
        <text:list-item>
          <text:p text:style-name="Text_20_body">
Pretty much everything has some Rake integration - particularly the vendor/plugins. 

</text:p>
        </text:list-item>
        <text:list-item>
          <text:p text:style-name="Text_20_body">
Though changes <text:span text:style-name="Emphasis">should</text:span> be small syntax substitutions they will be scattered throughout many parts of the app.

</text:p>
        </text:list-item>
      </text:list>
      <text:h text:style-name="Heading_20_3" text:outline-level="3"><text:bookmark-start text:name="OrgXref.sec-3-2-3"/><text:bookmark text:name="sec-3-2-3"/>Compromise<text:bookmark-end text:name="OrgXref.sec-3-2-3"/></text:h>
      <text:list text:continue-numbering="false" text:style-name="OrgBulletedList">
        <text:list-item>
          <text:p text:style-name="Text_20_body">
Upgrade to 0.9.3

</text:p>
        </text:list-item>
        <text:list-item>
          <text:p text:style-name="Text_20_body">
This will give deprecation warnings for old syntax but should accept new syntax.

</text:p>
        </text:list-item>
      </text:list>
      <text:h text:style-name="Heading_20_2" text:outline-level="2"><text:bookmark-start text:name="OrgXref.sec-3-3"/><text:bookmark text:name="sec-3-3"/>Recommendation<text:bookmark-end text:name="OrgXref.sec-3-3"/></text:h>
      <text:list text:continue-numbering="false" text:style-name="OrgBulletedList">
        <text:list-item>
          <text:p text:style-name="Text_20_body">
Trial upgrade Rake to 0.9.3

</text:p>
        </text:list-item>
        <text:list-item>
          <text:p text:style-name="Text_20_body">
If everything blows up dont waste any more time on it.

</text:p>
        </text:list-item>
      </text:list>
      <text:h text:style-name="Heading_20_1" text:outline-level="1"><text:bookmark-start text:name="OrgXref.sec-4"/><text:bookmark text:name="sec-4"/>Upgrades to vendor plugins<text:bookmark-end text:name="OrgXref.sec-4"/></text:h>
      <text:list text:continue-numbering="false" text:style-name="OrgBulletedList">
        <text:list-item>
          <text:p text:style-name="Text_20_body">
Many of the plugins have now been updated and repackaged as gems. 

</text:p>
        </text:list-item>
        <text:list-item>
          <text:p text:style-name="Text_20_body">
However not all have. Some have been superceded by other gems.

</text:p>
        </text:list-item>
        <text:list-item>
          <text:p text:style-name="Text_20_body">
While this would go a great distance towards simplifying the architecture of the app it could be a big time sink.

</text:p>
        </text:list-item>
        <text:list-item>
          <text:p text:style-name="Text_20_body">
However, Bundler may get us halfway to a more modern solution without much work and at worst should provide a fairly painless way to try some changes.

</text:p>
        </text:list-item>
      </text:list>
      <text:h text:style-name="Heading_20_2" text:outline-level="2"><text:bookmark-start text:name="OrgXref.sec-4-1"/><text:bookmark text:name="sec-4-1"/>Recommendation<text:bookmark-end text:name="OrgXref.sec-4-1"/></text:h>
      <text:list text:continue-numbering="false" text:style-name="OrgBulletedList">
        <text:list-item>
          <text:p text:style-name="Text_20_body">
Dont dig around by hand and try to repackage this old code. 

</text:p>
        </text:list-item>
        <text:list-item>
          <text:p text:style-name="Text_20_body">
Use Bundler to manage this stuff and make things a little more sane.

</text:p>
        </text:list-item>
      </text:list>
      <text:h text:style-name="Heading_20_1" text:outline-level="1"><text:bookmark-start text:name="OrgXref.sec-5"/><text:bookmark text:name="sec-5"/>Bundler<text:bookmark-end text:name="OrgXref.sec-5"/></text:h>
      <text:p text:style-name="Text_20_body">
Bundler is designed to standardise Ruby development  environments across different machines.

</text:p>
      <text:p text:style-name="Text_20_body">

Bundler is a standard part of Rails 3 but is compatible with Rails 2.

</text:p>
      <text:h text:style-name="Heading_20_2" text:outline-level="2"><text:bookmark-start text:name="OrgXref.sec-5-1"/><text:bookmark text:name="sec-5-1"/>Advantages<text:bookmark-end text:name="OrgXref.sec-5-1"/></text:h>
      <text:h text:style-name="Heading_20_3" text:outline-level="3"><text:bookmark-start text:name="OrgXref.sec-5-1-1"/><text:bookmark text:name="sec-5-1-1"/>Standardise Deployments across Catalyst developers<text:bookmark-end text:name="OrgXref.sec-5-1-1"/></text:h>
      <text:list text:continue-numbering="false" text:style-name="OrgBulletedList">
        <text:list-item>
          <text:p text:style-name="Text_20_body">
should greatly speed up the process of people getting to work on the project

</text:p>
        </text:list-item>
        <text:list-item>
          <text:p text:style-name="Text_20_body">
might be increasingly important as Rails and gem versions become non-standard and out of date

</text:p>
        </text:list-item>
      </text:list>
      <text:h text:style-name="Heading_20_3" text:outline-level="3"><text:bookmark-start text:name="OrgXref.sec-5-1-2"/><text:bookmark text:name="sec-5-1-2"/>Lockdown a working environment<text:bookmark-end text:name="OrgXref.sec-5-1-2"/></text:h>
      <text:list text:continue-numbering="false" text:style-name="OrgBulletedList">
        <text:list-item>
          <text:p text:style-name="Text_20_body">
A Gemfile provides a central declaration of all dependecies of the app. 

</text:p>
        </text:list-item>
        <text:list-item>
          <text:p text:style-name="Text_20_body">
The Gemfile.lock is a snapshot of the current state.

</text:p>
        </text:list-item>
      </text:list>
      <text:h text:style-name="Heading_20_3" text:outline-level="3"><text:bookmark-start text:name="OrgXref.sec-5-1-3"/><text:bookmark text:name="sec-5-1-3"/>Ease the pain of any future upgrading<text:bookmark-end text:name="OrgXref.sec-5-1-3"/></text:h>
      <text:list text:continue-numbering="false" text:style-name="OrgBulletedList">
        <text:list-item>
          <text:p text:style-name="Text_20_body">
can easily roll back to a previous working configuration 

</text:p>
        </text:list-item>
        <text:list-item>
          <text:p text:style-name="Text_20_body">
makes it easier to isolate package versions that might break code.

</text:p>
        </text:list-item>
      </text:list>
      <text:h text:style-name="Heading_20_3" text:outline-level="3"><text:bookmark-start text:name="OrgXref.sec-5-1-4"/><text:bookmark text:name="sec-5-1-4"/>Relatively simple transition away from vendor/plugins<text:bookmark-end text:name="OrgXref.sec-5-1-4"/></text:h>
      <text:list text:continue-numbering="false" text:style-name="OrgBulletedList">
        <text:list-item>
          <text:p text:style-name="Text_20_body">
just as you can specify a particular gem as a dependency of your app and tell Bundler to fetch it you can tell Bundler to pull code straight from a git repo 

</text:p>
          <text:list text:continue-numbering="true" text:style-name="OrgBulletedList">
            <text:list-item>
              <text:p text:style-name="Text_20_body">
this can be as specific as a particular branch/tag/commit 

</text:p>
            </text:list-item>
          </text:list>
        </text:list-item>
        <text:list-item>
          <text:p text:style-name="Text_20_body">
Its then relatively simple to bump the version of the plugin/gem up to the present if desired and test for breakages

</text:p>
          <text:list text:continue-numbering="true" text:style-name="OrgBulletedList">
            <text:list-item>
              <text:p text:style-name="Text_20_body">
since most plugins have now evolved to Gems this is a relatively painless way to move from the plugin form to the gem, if later desired

</text:p>
            </text:list-item>
          </text:list>
        </text:list-item>
      </text:list>
      <text:h text:style-name="Heading_20_1" text:outline-level="1"><text:bookmark-start text:name="OrgXref.sec-6"/><text:bookmark text:name="sec-6"/>Testing<text:bookmark-end text:name="OrgXref.sec-6"/></text:h>
      <text:p text:style-name="Text_20_body">
Really <text:span text:style-name="Emphasis">should</text:span> have a better automated testing suite but this is  time prohibitive at present.

</text:p>
      <text:h text:style-name="Heading_20_2" text:outline-level="2"><text:bookmark-start text:name="OrgXref.sec-6-1"/><text:bookmark text:name="sec-6-1"/>Recommendation<text:bookmark-end text:name="OrgXref.sec-6-1"/></text:h>
      <text:p text:style-name="Text_20_body">
Leave automated testing for now and use Vincent

</text:p>
      <text:h text:style-name="Heading_20_1" text:outline-level="1"><text:bookmark-start text:name="OrgXref.sec-7"/><text:bookmark text:name="sec-7"/>Existing Bugs<text:bookmark-end text:name="OrgXref.sec-7"/></text:h>
      <text:list text:continue-numbering="false" text:style-name="OrgBulletedList">
        <text:list-item>
          <text:p text:style-name="Text_20_body">
Some bugs are pretty big and dont have anything to do with Rails version or Gems.

</text:p>
        </text:list-item>
        <text:list-item>
          <text:p text:style-name="Text_20_body">
Dont think we will get much of a magic bullet solution to these from upgrades - just a hunch based on what i've seen.

</text:p>
        </text:list-item>
        <text:list-item>
          <text:p text:style-name="Text_20_body">
Problem is some will require a relatively deep understanding of the app and what it is supposed to do - takes time

</text:p>
        </text:list-item>
      </text:list>
      <text:h text:style-name="Heading_20_2" text:outline-level="2"><text:bookmark-start text:name="OrgXref.sec-7-1"/><text:bookmark text:name="sec-7-1"/>Recommendation<text:bookmark-end text:name="OrgXref.sec-7-1"/></text:h>
      <text:list text:continue-numbering="false" text:style-name="OrgBulletedList">
        <text:list-item>
          <text:p text:style-name="Text_20_body">
Recommend some time to fix most offensive/serious.

</text:p>
        </text:list-item>
        <text:list-item>
          <text:p text:style-name="Text_20_body">
"Patch up" rather than chase down fundamental problems.

</text:p>
        </text:list-item>
      </text:list>
      <text:h text:style-name="Heading_20_1" text:outline-level="1"><text:bookmark-start text:name="OrgXref.sec-8"/><text:bookmark text:name="sec-8"/>Time Breakdown<text:bookmark-end text:name="OrgXref.sec-8"/></text:h>
      <table:table table:name="Table1" table:style-name="OrgTable">
        <table:table-column table:style-name="OrgTableColumn"/>
        <table:table-column table:style-name="OrgTableColumn"/>
        <table:table-header-rows>
          <table:table-row>
            <table:table-cell table:style-name="OrgTblCellT">
              <text:p text:style-name="OrgTableHeadingLeft">Action</text:p>
            </table:table-cell>
            <table:table-cell table:style-name="OrgTblCellT">
              <text:p text:style-name="OrgTableHeadingRight">Time (hours)</text:p>
            </table:table-cell>
          </table:table-row>
        </table:table-header-rows>
        <table:table-rows>
          <table:table-row>
            <table:table-cell table:style-name="OrgTblCellT">
              <text:p text:style-name="OrgTableContentsLeft">Upgrade to Latest Ruby 1.8.7</text:p>
            </table:table-cell>
            <table:table-cell table:style-name="OrgTblCellT">
              <text:p text:style-name="OrgTableContentsRight">2</text:p>
            </table:table-cell>
          </table:table-row>
          <table:table-row>
            <table:table-cell table:style-name="OrgTblCell">
              <text:p text:style-name="OrgTableContentsLeft">Upgrade  Rails Core</text:p>
            </table:table-cell>
            <table:table-cell table:style-name="OrgTblCell">
              <text:p text:style-name="OrgTableContentsRight">8</text:p>
            </table:table-cell>
          </table:table-row>
          <table:table-row>
            <table:table-cell table:style-name="OrgTblCell">
              <text:p text:style-name="OrgTableContentsLeft">Integrate Bundler into Project</text:p>
            </table:table-cell>
            <table:table-cell table:style-name="OrgTblCell">
              <text:p text:style-name="OrgTableContentsRight">4</text:p>
            </table:table-cell>
          </table:table-row>
          <table:table-row>
            <table:table-cell table:style-name="OrgTblCell">
              <text:p text:style-name="OrgTableContentsLeft">Integrate plugins with Bundler</text:p>
            </table:table-cell>
            <table:table-cell table:style-name="OrgTblCell">
              <text:p text:style-name="OrgTableContentsRight">6</text:p>
            </table:table-cell>
          </table:table-row>
          <table:table-row>
            <table:table-cell table:style-name="OrgTblCell">
              <text:p text:style-name="OrgTableContentsLeft">Upgrade Rake Gem</text:p>
            </table:table-cell>
            <table:table-cell table:style-name="OrgTblCell">
              <text:p text:style-name="OrgTableContentsRight">4</text:p>
            </table:table-cell>
          </table:table-row>
          <table:table-row>
            <table:table-cell table:style-name="OrgTblCell">
              <text:p text:style-name="OrgTableContentsLeft">Basic Bug Fixes</text:p>
            </table:table-cell>
            <table:table-cell table:style-name="OrgTblCell">
              <text:p text:style-name="OrgTableContentsRight">8</text:p>
            </table:table-cell>
          </table:table-row>
          <table:table-row>
            <table:table-cell table:style-name="OrgTblCell">
              <text:p text:style-name="OrgTableContentsLeft">Test  Changes</text:p>
            </table:table-cell>
            <table:table-cell table:style-name="OrgTblCell">
              <text:p text:style-name="OrgTableContentsRight">8</text:p>
            </table:table-cell>
          </table:table-row>
        </table:table-rows>
        <table:table-rows>
          <table:table-row>
            <table:table-cell table:style-name="OrgTblCellTB">
              <text:p text:style-name="OrgTableContentsLeft">TOTAL</text:p>
            </table:table-cell>
            <table:table-cell table:style-name="OrgTblCellTB">
              <text:p text:style-name="OrgTableContentsRight">40</text:p>
            </table:table-cell>
          </table:table-row>
        </table:table-rows>
      </table:table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     <office:document-meta
         xmlns:office="urn:oasis:names:tc:opendocument:xmlns:office:1.0"
         xmlns:xlink="http://www.w3.org/1999/xlink"
         xmlns:dc="http://purl.org/dc/elements/1.1/"
         xmlns:meta="urn:oasis:names:tc:opendocument:xmlns:meta:1.0"
         xmlns:ooo="http://openoffice.org/2004/office"
         office:version="1.2">
       <office:meta>
<dc:creator>Hal Henke</dc:creator>
<meta:initial-creator>Hal Henke</meta:initial-creator>
<dc:date>2012-12-10T12:56:58+11:00</dc:date>
<meta:creation-date>2012-12-10T12:56:58+11:00</meta:creation-date>
<meta:generator>Org-7.8.11/Emacs-24.2.1</meta:generator>
<meta:keyword></meta:keyword>
<dc:subject></dc:subject>
<dc:title>Hurricane<text:span text:style-name="OrgSubscript">Proposal</text:span><text:span text:style-name="OrgSubscript">Pretty</text:span></dc:title>
  </office:meta></office:document-meta>
</file>